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loext:contextual-spacing="false"/>
    </style:style>
    <style:style style:name="T1" style:family="text">
      <style:text-properties style:text-underline-style="solid" style:text-underline-width="auto" style:text-underline-color="font-color"/>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Crime is an international concern, but it is documented and handled in very different ways in different countries. In the United States, violent crimes and property crimes are recorded by the Federal Bureau of Investigation (FBI).  Additionally, each city documents crime, and some cities release data regarding crime rates. The city of Chicago, Illinois releases crime data from 2001 onward <text:a xlink:type="simple" xlink:href="https://data.cityofchicago.org/Public-Safety/Crimes-2001-to-present/ijzp-q8t2" text:style-name="Internet_20_link" text:visited-style-name="Visited_20_Internet_20_Link"><text:span text:style-name="T1">online</text:span></text:a>.</text:p>
      <text:p text:style-name="Text_20_body">Chicago is the third most populous city in the United States, with a population of over 2.7 million people. </text:p>
      <text:p text:style-name="Text_20_body">There are two main types of crimes: violent crimes, and property crimes. In this problem, we'll focus on one specific type of property crime, called "motor vehicle theft" (sometimes referred to as grand theft auto). This is the act of stealing, or attempting to steal, a car. In this problem, we'll use some basic data analysis in R to understand the motor vehicle thefts in Chicago. </text:p>
      <text:p text:style-name="Text_20_body">Please download the file <text:a xlink:type="simple" xlink:href="https://d37djvu3ytnwxt.cloudfront.net/assets/courseware/v1/96f9b8f751467da3a4b8a5be33e32905/asset-v1:MITx+15.071x_3+1T2016+type@asset+block/mvtWeek1.csv" text:style-name="Internet_20_link" text:visited-style-name="Visited_20_Internet_20_Link"><text:span text:style-name="T1">mvt.csv</text:span></text:a> for this problem (do not open this file in any spreadsheet software before completing this problem because it might change the format of the Date field). Here is a list of descriptions of the variables:</text:p>
      <text:list xml:id="list3932318844578496883" text:style-name="L1">
        <text:list-item>
          <text:p text:style-name="P2"><text:span text:style-name="Strong_20_Emphasis">ID</text:span>: a unique identifier for each observation </text:p>
        </text:list-item>
        <text:list-item>
          <text:p text:style-name="P2"><text:span text:style-name="Strong_20_Emphasis">Date</text:span>: the date the crime occurred </text:p>
        </text:list-item>
        <text:list-item>
          <text:p text:style-name="P2"><text:span text:style-name="Strong_20_Emphasis">LocationDescription</text:span>: the location where the crime occurred </text:p>
        </text:list-item>
        <text:list-item>
          <text:p text:style-name="P2"><text:span text:style-name="Strong_20_Emphasis">Arrest</text:span>: whether or not an arrest was made for the crime (TRUE if an arrest was made, and FALSE if an arrest was not made) </text:p>
        </text:list-item>
        <text:list-item>
          <text:p text:style-name="P2"><text:span text:style-name="Strong_20_Emphasis">Domestic</text:span>: whether or not the crime was a domestic crime, meaning that it was committed against a family member (TRUE if it was domestic, and FALSE if it was not domestic) </text:p>
        </text:list-item>
        <text:list-item>
          <text:p text:style-name="P2"><text:span text:style-name="Strong_20_Emphasis">Beat</text:span>: the area, or "beat" in which the crime occurred. This is the smallest regional division defined by the Chicago police department. </text:p>
        </text:list-item>
        <text:list-item>
          <text:p text:style-name="P2"><text:span text:style-name="Strong_20_Emphasis">District</text:span>: the police district in which the crime occured. Each district is composed of many beats, and are defined by the Chicago Police Department. </text:p>
        </text:list-item>
        <text:list-item>
          <text:p text:style-name="P2"><text:span text:style-name="Strong_20_Emphasis">CommunityArea</text:span>: the community area in which the crime occurred. Since the 1920s, Chicago has been divided into what are called "community areas", of which there are now 77. The community areas were devised in an attempt to create socially homogeneous regions. </text:p>
        </text:list-item>
        <text:list-item>
          <text:p text:style-name="P2"><text:span text:style-name="Strong_20_Emphasis">Year</text:span>: the year in which the crime occurred. </text:p>
        </text:list-item>
        <text:list-item>
          <text:p text:style-name="P2"><text:span text:style-name="Strong_20_Emphasis">Latitude</text:span>: the latitude of the location at which the crime occurred. </text:p>
        </text:list-item>
        <text:list-item>
          <text:p text:style-name="P1"><text:span text:style-name="Strong_20_Emphasis">Longitude</text:span>: the longitude of the location at which the crime occurred. </text:p>
        </text:list-item>
      </text:list>
      <text:p text:style-name="Text_20_bod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8T12:43:47.645559531</meta:creation-date>
    <dc:date>2017-03-18T12:53:39.485859659</dc:date>
    <meta:editing-duration>PT9M51S</meta:editing-duration>
    <meta:editing-cycles>2</meta:editing-cycles>
    <meta:generator>LibreOffice/5.1.6.2$Linux_X86_64 LibreOffice_project/10m0$Build-2</meta:generator>
    <meta:document-statistic meta:table-count="0" meta:image-count="0" meta:object-count="0" meta:page-count="1" meta:paragraph-count="15" meta:word-count="390" meta:character-count="2294" meta:non-whitespace-character-count="1916"/>
  </office:meta>
</office:document-meta>
</file>